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6.3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DC201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ossible us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ic / ambience</text:p>
          </table:table-cell>
          <table:table-cell office:value-type="string" table:style-name="ce1">
            <text:p>Drone,Resonant,Bed,Solemn,Mystical with Ring,Accents,Prominent,Squeaky or Gong,Loop.o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kes defeat / enemy death sound</text:p>
          </table:table-cell>
          <table:table-cell office:value-type="string" table:style-name="ce1">
            <text:p>Breaths,Male,Exhale,Ghost,Evil,Hostile,Snarl,1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ed after game reset post player death</text:p>
          </table:table-cell>
          <table:table-cell office:value-type="string" table:style-name="ce1">
            <text:p>swell_mixed_002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ers second birth</text:p>
          </table:table-cell>
          <table:table-cell office:value-type="string" table:style-name="ce1">
            <text:p>fm_swell_005.wav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GDC201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ossible us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ic bullet on wall sound</text:p>
          </table:table-cell>
          <table:table-cell office:value-type="string" table:style-name="ce1">
            <text:p>Metal_Ringout_MKH8060_14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dge sound effect? Other skill?</text:p>
          </table:table-cell>
          <table:table-cell office:value-type="string" table:style-name="ce1">
            <text:p>org_short_R_to_L_002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let hit – maybe player?</text:p>
          </table:table-cell>
          <table:table-cell office:value-type="string" table:style-name="ce1">
            <text:p>Metal_Ringout_DPA4060_10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ill soundeffect</text:p>
          </table:table-cell>
          <table:table-cell office:value-type="string" table:style-name="ce1">
            <text:p>wah_short_C_001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cking in souls?</text:p>
          </table:table-cell>
          <table:table-cell office:value-type="string" table:style-name="ce1">
            <text:p>swoosh_meta_L_R_006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l clear sound? Pick up sound?</text:p>
          </table:table-cell>
          <table:table-cell office:value-type="string" table:style-name="ce1">
            <text:p>glow_med_C_002.wa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ic / ambience</text:p>
          </table:table-cell>
          <table:table-cell office:value-type="string" table:style-name="ce1">
            <text:p>Melancholy Texture D 4.o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ic / ambience</text:p>
          </table:table-cell>
          <table:table-cell office:value-type="string" table:style-name="ce1">
            <text:p>Melancholy Texture A 3.og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d ending effect</text:p>
          </table:table-cell>
          <table:table-cell office:value-type="string" table:style-name="ce1">
            <text:p>BR_Dark Atmo 04.wav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HomeBrew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s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lick_confirmed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ash1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zzy1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zzy2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ng_boom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uch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mall_bang.wa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leport_in.wav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Dave</dc:creator>
    <meta:creation-date>2019-10-16T21:32:53Z</meta:creation-date>
    <dc:date>2019-10-19T22:13:39Z</dc:date>
    <meta:editing-cycles>3</meta:editing-cycles>
    <meta:editing-duration>PT1333S</meta:editing-duration>
  </office:meta>
</office:document-meta>
</file>